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C000000778A720751C169F4AB.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8" style:family="paragraph" style:parent-style-name="Standard">
      <style:text-properties fo:color="#000000" loext:opacity="100%" fo:background-color="transparent"/>
    </style:style>
    <style:style style:name="P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0" style:family="paragraph" style:parent-style-name="Text_20_body">
      <style:text-properties fo:color="#000000" loext:opacity="100%"/>
    </style:style>
    <style:style style:name="P11"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 style:family="paragraph" style:parent-style-name="Text_20_body">
      <style:text-properties officeooo:paragraph-rsid="000833aa"/>
    </style:style>
    <style:style style:name="P14" style:family="paragraph" style:parent-style-name="Text_20_body">
      <style:text-properties officeooo:paragraph-rsid="0011d175"/>
    </style:style>
    <style:style style:name="P1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2">
      <style:text-properties officeooo:paragraph-rsid="001859d3"/>
    </style:style>
    <style:style style:name="P18" style:family="paragraph" style:parent-style-name="Heading_20_2">
      <style:paragraph-properties fo:break-before="page"/>
      <style:text-properties officeooo:paragraph-rsid="001859d3"/>
    </style:style>
    <style:style style:name="P19" style:family="paragraph" style:parent-style-name="Heading_20_2">
      <style:text-properties style:font-name="Liberation Sans"/>
    </style:style>
    <style:style style:name="P20" style:family="paragraph" style:parent-style-name="Heading_20_2" style:list-style-name="">
      <style:text-properties officeooo:paragraph-rsid="001859d3"/>
    </style:style>
    <style:style style:name="P21"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3"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6"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8"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29"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30"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31"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32"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3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text-properties officeooo:paragraph-rsid="0017a09a"/>
    </style:style>
    <style:style style:name="P35" style:family="paragraph" style:parent-style-name="Text_20_body">
      <style:text-properties officeooo:rsid="001859d3" officeooo:paragraph-rsid="001859d3"/>
    </style:style>
    <style:style style:name="P36" style:family="paragraph" style:parent-style-name="Text_20_body">
      <style:text-properties officeooo:paragraph-rsid="001859d3"/>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9" style:family="paragraph" style:parent-style-name="Text_20_body">
      <style:text-properties fo:color="#000000" loext:opacity="100%"/>
    </style:style>
    <style:style style:name="P40" style:family="paragraph" style:parent-style-name="Text_20_body">
      <style:text-properties officeooo:paragraph-rsid="002e0ad9"/>
    </style:style>
    <style:style style:name="P41"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42" style:family="paragraph" style:parent-style-name="Title">
      <style:text-properties officeooo:rsid="001859d3" officeooo:paragraph-rsid="001859d3"/>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6" style:family="text">
      <style:text-properties fo:font-variant="normal" fo:text-transform="none" style:font-name="Source Serif Pro" fo:font-size="13.5pt" fo:letter-spacing="normal" fo:font-style="normal" fo:font-weight="normal" fo:background-color="transparent" loext:char-shading-value="0"/>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9" style:family="text">
      <style:text-properties fo:font-variant="normal" fo:text-transform="none" fo:color="#ffffff" loext:opacity="100%" style:font-name="Source Serif Pro" fo:font-size="13.5pt" fo:letter-spacing="normal" fo:font-style="normal" fo:font-weight="normal"/>
    </style:style>
    <style:style style:name="T10"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1" style:family="text">
      <style:text-properties fo:font-variant="normal" fo:text-transform="none" fo:color="#ffffff" loext:opacity="100%" style:font-name="Source Serif Pro" fo:font-size="13.5pt" fo:letter-spacing="normal" fo:font-style="normal" fo:font-weight="normal" loext:padding="0cm" loext:border="none"/>
    </style:style>
    <style:style style:name="T12" style:family="text">
      <style:text-properties fo:font-variant="normal" fo:text-transform="none" fo:color="#000000" loext:opacity="100%" style:font-name="Source Serif Pro" fo:font-size="13.5pt" fo:letter-spacing="normal" fo:font-style="normal" fo:font-weight="normal"/>
    </style:style>
    <style:style style:name="T13"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4" style:family="text">
      <style:text-properties fo:font-variant="normal" fo:text-transform="none" fo:color="#000000" loext:opacity="100%" style:font-name="Source Serif Pro" fo:font-size="13.5pt" fo:letter-spacing="normal" fo:font-style="normal" fo:font-weight="normal" loext:padding="0cm" loext:border="none"/>
    </style:style>
    <style:style style:name="T15"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7"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8"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19"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20"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21"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22" style:family="text">
      <style:text-properties fo:font-variant="normal" fo:text-transform="none" fo:color="#000000" loext:opacity="100%" style:font-name="Source Serif Pro" fo:font-size="13.5pt" fo:letter-spacing="normal" fo:font-style="normal" fo:font-weight="normal" officeooo:rsid="00189c8a" fo:background-color="transparent" loext:char-shading-value="0" loext:padding="0cm" loext:border="none"/>
    </style:style>
    <style:style style:name="T23"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2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5" style:family="text">
      <style:text-properties fo:font-variant="normal" fo:text-transform="none" fo:color="#000000" loext:opacity="100%" style:font-name="Source Serif Pro" fo:font-size="13.5pt" fo:letter-spacing="normal" fo:font-style="normal" fo:font-weight="normal" officeooo:rsid="0013be33"/>
    </style:style>
    <style:style style:name="T2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7"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8"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29" style:family="text">
      <style:text-properties fo:font-variant="normal" fo:text-transform="none" fo:color="#000000" loext:opacity="100%" style:font-name="Raleway" fo:font-size="13.5pt" fo:letter-spacing="normal" fo:font-style="normal" fo:font-weight="normal"/>
    </style:style>
    <style:style style:name="T30" style:family="text">
      <style:text-properties fo:font-variant="normal" fo:text-transform="none" fo:color="#000000" loext:opacity="100%" style:font-name="Raleway" fo:font-size="13.5pt" fo:letter-spacing="normal" fo:font-style="normal" fo:font-weight="normal" officeooo:rsid="00189e7d"/>
    </style:style>
    <style:style style:name="T31" style:family="text">
      <style:text-properties fo:font-variant="normal" fo:text-transform="none" fo:color="#000000" loext:opacity="100%" style:font-name="Raleway" fo:font-size="13.5pt" fo:letter-spacing="normal" fo:font-style="normal" fo:font-weight="normal" style:font-size-asian="13.5pt" style:font-size-complex="13.5pt"/>
    </style:style>
    <style:style style:name="T32" style:family="text">
      <style:text-properties fo:font-variant="normal" fo:text-transform="none" fo:color="#000000" loext:opacity="100%" style:font-name="Raleway" fo:font-size="13.5pt" fo:letter-spacing="normal" fo:font-style="normal" fo:font-weight="normal" officeooo:rsid="00189e7d" style:font-size-asian="13.5pt" style:font-size-complex="13.5pt"/>
    </style:style>
    <style:style style:name="T33" style:family="text">
      <style:text-properties fo:font-variant="normal" fo:text-transform="none" fo:color="#000000" loext:opacity="100%" style:font-name="Raleway" fo:font-size="13.5pt" fo:letter-spacing="normal" fo:font-style="normal" fo:font-weight="bold"/>
    </style:style>
    <style:style style:name="T34" style:family="text">
      <style:text-properties fo:font-variant="normal" fo:text-transform="none" fo:color="#000000" loext:opacity="100%" style:font-name="Raleway" fo:font-size="13.5pt" fo:letter-spacing="normal" fo:font-style="italic" fo:font-weight="normal"/>
    </style:style>
    <style:style style:name="T35" style:family="text">
      <style:text-properties fo:font-variant="normal" fo:text-transform="none" fo:color="#000000" loext:opacity="100%" style:font-name="Raleway" fo:letter-spacing="normal" fo:font-style="normal" fo:font-weight="normal"/>
    </style:style>
    <style:style style:name="T36" style:family="text">
      <style:text-properties fo:font-variant="normal" fo:text-transform="none" fo:color="#000000" loext:opacity="100%" style:font-name="Raleway" fo:letter-spacing="normal" fo:font-style="normal" fo:font-weight="normal" officeooo:rsid="00189e7d"/>
    </style:style>
    <style:style style:name="T37" style:family="text">
      <style:text-properties fo:font-variant="normal" fo:text-transform="none" fo:color="#000000" loext:opacity="100%" style:font-name="Raleway" fo:letter-spacing="normal" fo:font-style="italic" fo:font-weight="normal"/>
    </style:style>
    <style:style style:name="T38"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39"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40"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41" style:family="text">
      <style:text-properties fo:font-variant="normal" fo:text-transform="none" fo:color="#000000" loext:opacity="100%" fo:font-size="13.5pt" fo:letter-spacing="normal" fo:font-style="normal" fo:font-weight="normal" officeooo:rsid="00189c8a" fo:background-color="transparent" loext:char-shading-value="0" loext:padding="0cm" loext:border="none"/>
    </style:style>
    <style:style style:name="T42"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3" style:family="text">
      <style:text-properties fo:font-variant="normal" fo:text-transform="none" fo:color="#000000" loext:opacity="100%" fo:font-size="13.5pt" fo:letter-spacing="normal" fo:font-style="normal" officeooo:rsid="00189c8a" fo:background-color="transparent" loext:char-shading-value="0" loext:padding="0cm" loext:border="none"/>
    </style:style>
    <style:style style:name="T44" style:family="text">
      <style:text-properties fo:font-variant="normal" fo:text-transform="none" fo:color="#000000" loext:opacity="100%" style:font-name="Source Serif Pro1" fo:font-size="21.75pt" fo:letter-spacing="normal" fo:font-style="normal" fo:font-weight="normal" officeooo:rsid="00189c8a" fo:background-color="transparent" loext:char-shading-value="0" loext:padding="0cm" loext:border="none"/>
    </style:style>
    <style:style style:name="T45" style:family="text">
      <style:text-properties fo:font-variant="normal" fo:text-transform="none" fo:color="#000000" loext:opacity="100%" style:font-name="Source Serif Pro1" fo:font-size="21.75pt" fo:letter-spacing="normal" fo:font-style="normal" officeooo:rsid="00189c8a" fo:background-color="transparent" loext:char-shading-value="0" loext:padding="0cm" loext:border="none"/>
    </style:style>
    <style:style style:name="T46" style:family="text">
      <style:text-properties fo:font-variant="normal" fo:text-transform="none" fo:color="#000000" loext:opacity="100%" style:font-name="Source Serif Pro1" fo:font-size="21.75pt" fo:letter-spacing="normal" fo:font-style="normal" fo:font-weight="bold" officeooo:rsid="00189c8a" fo:background-color="transparent" loext:char-shading-value="0" style:font-weight-asian="bold" style:font-weight-complex="bold" loext:padding="0cm" loext:border="none"/>
    </style:style>
    <style:style style:name="T47" style:family="text">
      <style:text-properties fo:font-variant="normal" fo:text-transform="none" fo:color="#000000" loext:opacity="100%" style:font-name="Source Serif Pro1" fo:letter-spacing="normal" fo:font-style="normal" fo:font-weight="bold" officeooo:rsid="00189c8a" fo:background-color="transparent" loext:char-shading-value="0" style:font-weight-asian="bold" style:font-weight-complex="bold" loext:padding="0cm" loext:border="none"/>
    </style:style>
    <style:style style:name="T48"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49" style:family="text">
      <style:text-properties fo:font-variant="normal" fo:text-transform="none" fo:color="#000000" loext:opacity="100%" fo:font-size="21.75pt" fo:letter-spacing="normal" fo:font-style="normal" fo:font-weight="normal" officeooo:rsid="00189c8a" fo:background-color="transparent" loext:char-shading-value="0" loext:padding="0cm" loext:border="none"/>
    </style:style>
    <style:style style:name="T50"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51"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52"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officeooo:rsid="00189e7d" style:text-blinking="false" fo:background-color="transparent" loext:char-shading-value="0"/>
    </style:style>
    <style:style style:name="T53"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font-size-asian="13.5pt" style:font-size-complex="13.5pt"/>
    </style:style>
    <style:style style:name="T54"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officeooo:rsid="00189e7d" style:text-blinking="false" fo:background-color="transparent" loext:char-shading-value="0" style:font-size-asian="13.5pt" style:font-size-complex="13.5pt"/>
    </style:style>
    <style:style style:name="T55" style:family="text">
      <style:text-properties fo:font-variant="normal" fo:text-transform="none" fo:color="#267438" loext:opacity="100%" style:text-line-through-style="none" style:text-line-through-type="none" style:font-name="Raleway" fo:letter-spacing="normal" fo:font-style="normal" style:text-underline-style="none" fo:font-weight="normal" style:text-blinking="false" fo:background-color="transparent" loext:char-shading-value="0"/>
    </style:style>
    <style:style style:name="T56" style:family="text">
      <style:text-properties fo:font-variant="normal" fo:text-transform="none" fo:color="#267438" loext:opacity="100%" style:text-line-through-style="none" style:text-line-through-type="none" style:font-name="Raleway" fo:letter-spacing="normal" fo:font-style="normal" style:text-underline-style="none" fo:font-weight="normal" officeooo:rsid="00189e7d" style:text-blinking="false" fo:background-color="transparent" loext:char-shading-value="0"/>
    </style:style>
    <style:style style:name="T57"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58"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59"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60" style:family="text">
      <style:text-properties fo:font-variant="normal" fo:text-transform="none" fo:color="#005cc5" loext:opacity="100%" fo:font-size="13.5pt" fo:letter-spacing="normal" fo:font-style="normal" fo:font-weight="normal" loext:padding="0cm" loext:border="none"/>
    </style:style>
    <style:style style:name="T61"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62"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63"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64" style:family="text">
      <style:text-properties fo:font-variant="normal" fo:text-transform="none" fo:color="#dddddd" loext:opacity="100%" fo:font-size="13.5pt" fo:letter-spacing="normal" fo:font-style="normal" fo:font-weight="normal" loext:padding="0cm" loext:border="none"/>
    </style:style>
    <style:style style:name="T65"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6"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7" style:family="text">
      <style:text-properties fo:font-weight="normal" fo:background-color="transparent" loext:char-shading-value="0" loext:padding="0cm" loext:border="none"/>
    </style:style>
    <style:style style:name="T68" style:family="text">
      <style:text-properties fo:font-weight="normal" officeooo:rsid="002e0ad9" fo:background-color="transparent" loext:char-shading-value="0" style:font-weight-asian="bold" style:font-weight-complex="bold" loext:padding="0cm" loext:border="none"/>
    </style:style>
    <style:style style:name="T69" style:family="text">
      <style:text-properties fo:font-weight="normal" officeooo:rsid="00189c8a" fo:background-color="transparent" loext:char-shading-value="0" loext:padding="0cm" loext:border="none"/>
    </style:style>
    <style:style style:name="T70" style:family="text">
      <style:text-properties fo:font-weight="normal" officeooo:rsid="002e0ad9" fo:background-color="transparent" loext:char-shading-value="0" loext:padding="0cm" loext:border="none"/>
    </style:style>
    <style:style style:name="T71" style:family="text">
      <style:text-properties style:font-name="Source Serif Pro" fo:background-color="transparent" loext:char-shading-value="0" loext:padding="0cm" loext:border="none"/>
    </style:style>
    <style:style style:name="T72" style:family="text">
      <style:text-properties fo:color="#000000" loext:opacity="100%"/>
    </style:style>
    <style:style style:name="T73" style:family="text">
      <style:text-properties fo:color="#000000" loext:opacity="100%" fo:font-weight="normal" fo:background-color="transparent" loext:char-shading-value="0" loext:padding="0cm" loext:border="none"/>
    </style:style>
    <style:style style:name="T74" style:family="text">
      <style:text-properties fo:color="#000000" loext:opacity="100%" fo:font-weight="normal" officeooo:rsid="0011d175" fo:background-color="transparent" loext:char-shading-value="0" loext:padding="0cm" loext:border="none"/>
    </style:style>
    <style:style style:name="T75" style:family="text">
      <style:text-properties fo:color="#000000" loext:opacity="100%" fo:background-color="transparent" loext:char-shading-value="0"/>
    </style:style>
    <style:style style:name="T76" style:family="text">
      <style:text-properties fo:color="#000000" loext:opacity="100%" fo:background-color="transparent" loext:char-shading-value="0"/>
    </style:style>
    <style:style style:name="T77" style:family="text">
      <style:text-properties fo:background-color="transparent" loext:char-shading-value="0"/>
    </style:style>
    <style:style style:name="T78" style:family="text">
      <style:text-properties fo:background-color="transparent" loext:char-shading-value="0" loext:padding="0cm" loext:border="none"/>
    </style:style>
    <style:style style:name="T79" style:family="text">
      <style:text-properties officeooo:rsid="0011d175" fo:background-color="transparent" loext:char-shading-value="0" loext:padding="0cm" loext:border="none"/>
    </style:style>
    <style:style style:name="T80" style:family="text">
      <style:text-properties fo:font-weight="bold" style:font-weight-asian="bold" style:font-weight-complex="bold"/>
    </style:style>
    <style:style style:name="T81" style:family="text">
      <style:text-properties fo:font-weight="bold" officeooo:rsid="0011d175" fo:background-color="transparent" loext:char-shading-value="0" loext:padding="0cm" loext:border="none"/>
    </style:style>
    <style:style style:name="T82" style:family="text">
      <style:text-properties fo:font-weight="bold" fo:background-color="transparent" loext:char-shading-value="0" style:font-weight-asian="bold" style:font-weight-complex="bold" loext:padding="0cm" loext:border="none"/>
    </style:style>
    <style:style style:name="T83" style:family="text">
      <style:text-properties fo:color="#080808" loext:opacity="100%" style:font-name="Liberation Mono2" fo:font-size="10.5pt" fo:font-style="normal" fo:font-weight="normal" style:font-size-asian="10.5pt" style:font-style-asian="normal" style:font-weight-asian="normal"/>
    </style:style>
    <style:style style:name="T84" style:family="text">
      <style:text-properties fo:color="#0033b3" loext:opacity="100%" style:font-name="Liberation Mono2" fo:font-size="10.5pt" fo:font-style="normal" fo:font-weight="normal" style:font-size-asian="10.5pt" style:font-style-asian="normal" style:font-weight-asian="normal"/>
    </style:style>
    <style:style style:name="T85" style:family="text">
      <style:text-properties officeooo:rsid="000c5774"/>
    </style:style>
    <style:style style:name="T86" style:family="text">
      <style:text-properties fo:color="#111111" loext:opacity="100%" fo:font-weight="bold" fo:background-color="transparent" loext:char-shading-value="0" loext:padding="0cm" loext:border="none"/>
    </style:style>
    <style:style style:name="T87" style:family="text">
      <style:text-properties fo:color="#111111" loext:opacity="100%" fo:background-color="transparent" loext:char-shading-value="0" loext:padding="0cm" loext:border="none"/>
    </style:style>
    <style:style style:name="T88" style:family="text">
      <style:text-properties fo:color="#111111" loext:opacity="100%" fo:font-weight="normal" fo:background-color="transparent" loext:char-shading-value="0" loext:padding="0cm" loext:border="none"/>
    </style:style>
    <style:style style:name="T89"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90"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91" style:family="text">
      <style:text-properties style:font-name="Raleway" fo:font-style="normal" fo:background-color="transparent" loext:char-shading-value="0" loext:padding="0cm" loext:border="none"/>
    </style:style>
    <style:style style:name="T92" style:family="text">
      <style:text-properties style:font-name="Raleway" fo:font-size="21.75pt" fo:font-weight="normal" fo:background-color="transparent" loext:char-shading-value="0" loext:padding="0cm" loext:border="none"/>
    </style:style>
    <style:style style:name="T93" style:family="text">
      <style:text-properties style:font-name="Raleway" fo:font-size="13.5pt" fo:font-style="normal" fo:font-weight="normal"/>
    </style:style>
    <style:style style:name="T94" style:family="text">
      <style:text-properties style:font-name="Raleway" fo:font-weight="bold" fo:background-color="transparent" loext:char-shading-value="0" loext:padding="0cm" loext:border="none"/>
    </style:style>
    <style:style style:name="T95" style:family="text">
      <style:text-properties style:font-name="Raleway" fo:font-weight="normal" fo:background-color="transparent" loext:char-shading-value="0" loext:padding="0cm" loext:border="none"/>
    </style:style>
    <style:style style:name="T96" style:family="text">
      <style:text-properties style:font-name="Raleway" fo:font-size="13pt" fo:font-weight="bold" fo:background-color="transparent" loext:char-shading-value="0" style:font-size-asian="13pt" style:font-size-complex="13pt" loext:padding="0cm" loext:border="none"/>
    </style:style>
    <style:style style:name="T97" style:family="text">
      <style:text-properties style:font-name="Raleway" fo:font-size="13pt" fo:font-weight="normal" fo:background-color="transparent" loext:char-shading-value="0" style:font-size-asian="13pt" style:font-size-complex="13pt" loext:padding="0cm" loext:border="none"/>
    </style:style>
    <style:style style:name="T98" style:family="text">
      <style:text-properties style:font-name="Raleway" fo:font-size="13pt" fo:font-style="normal" fo:background-color="transparent" loext:char-shading-value="0" style:font-size-asian="13pt" style:font-size-complex="13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nceitos SpringBOOT JAVA</text:p>
      <text:p text:style-name="P3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6"><text:a xlink:type="simple" xlink:href="#__RefHeading___Toc8936_409592925" text:style-name="Index_20_Link" text:visited-style-name="Index_20_Link">Migrations<text:tab/>1</text:a></text:p>
          <text:p text:style-name="P16"><text:a xlink:type="simple" xlink:href="#__RefHeading___Toc8938_409592925" text:style-name="Index_20_Link" text:visited-style-name="Index_20_Link">Utilizando método oculto para requisições HTTP com HTML<text:tab/>5</text:a></text:p>
          <text:p text:style-name="P16"><text:a xlink:type="simple" xlink:href="#__RefHeading___Toc8941_409592925" text:style-name="Index_20_Link" text:visited-style-name="Index_20_Link">Tipos de Exceções verificadas e não verificadas<text:tab/>6</text:a></text:p>
        </text:index-body>
      </text:table-of-content>
      <text:p text:style-name="P35"/>
      <text:p text:style-name="P34"/>
      <text:p text:style-name="P13"><text:span text:style-name="T1">pesquisar : </text:span><text:span text:style-name="T2">Virtual Threads, introduzidas no Java 21</text:span></text:p>
      <text:h text:style-name="P19" text:outline-level="2"><text:bookmark-start text:name="__RefHeading___Toc8936_409592925"/>Migrations<text:bookmark-end text:name="__RefHeading___Toc8936_409592925"/></text:h>
      <text:p text:style-name="P11"><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11"><text:span text:style-name="Source_20_Text"><text:span text:style-name="T8">Controle de versão</text:span></text:span><text:span text:style-name="T6">: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611318075" text:style-name="L1">
        <text:list-item>
          <text:p text:style-name="P21"><text:span text:style-name="Source_20_Text"><text:span text:style-name="T27">Reprodutibilidade e consistência</text:span></text:span><text:span text:style-name="T26">: </text:span><text:span text:style-name="T15">As migrações são arquivos de código que podem ser executados em diferentes ambientes, como desenvolvimento, teste e produção. Isso garante que o esquema do banco de dados seja reproduzido de forma consistente em todos os ambientes, evitando discrepâncias e problemas causados por diferenças na estrutura do banco de dados.</text:span></text:p>
          <text:p text:style-name="P23"/>
        </text:list-item>
        <text:list-item>
          <text:p text:style-name="P21"><text:span text:style-name="Source_20_Text"><text:span text:style-name="T27">Colaboração em equipe</text:span></text:span><text:span text:style-name="T26">: </text:span><text:span text:style-name="T15">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text:span><text:soft-page-break/><text:span text:style-name="T15">que várias alterações sejam implementadas simultaneamente sem conflitos, facilitando o trabalho em equipe.</text:span></text:p>
          <text:p text:style-name="P23"/>
        </text:list-item>
        <text:list-item>
          <text:p text:style-name="P21"><text:span text:style-name="Source_20_Text"><text:span text:style-name="T27">Implantação simplificada</text:span></text:span><text:span text:style-name="T26">:</text:span><text:span text:style-name="T15">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23"/>
        </text:list-item>
        <text:list-item>
          <text:p text:style-name="P21"><text:span text:style-name="Source_20_Text"><text:span text:style-name="T27">Reversão de alterações</text:span></text:span><text:span text:style-name="T26">:</text:span><text:span text:style-name="T15">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23"/>
        </text:list-item>
        <text:list-item>
          <text:p text:style-name="P21"><text:span text:style-name="Source_20_Text"><text:span text:style-name="T27">Documentação do histórico</text:span></text:span><text:span text:style-name="T26">:</text:span><text:span text:style-name="T15">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23"/>
        </text:list-item>
      </text:list>
      <text:p text:style-name="P6">Com relação a ferramentas para implementar migrações, podemos citar como exemplo o <text:span text:style-name="T80">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10"><text:span text:style-name="T77"><text:line-break/></text:span><text:span text:style-name="T3">Com o Flyway, você pode definir as alterações do esquema do banco de dados em arquivos de script, os chamados "migrations". Cada migration representa uma alteração específica no esquema, como a criação de tabelas, a adição de colunas ou a execução de scripts SQL.</text:span></text:p>
      <text:p text:style-name="P27">Para utilizá-lo no seu projeto Java, além das dependências do driver do banco de dados e da JPA, é necessário que seja adicionada a dependência do Flyway:</text:p>
      <text:p text:style-name="P9"><text:span text:style-name="T50">&lt;</text:span><text:span text:style-name="T84">dependency</text:span><text:span text:style-name="T83">&gt;</text:span><text:line-break/><text:span text:style-name="T83"><text:tab/>&lt;</text:span><text:span text:style-name="T84">groupId</text:span><text:span text:style-name="T83">&gt;org.flywaydb&lt;/</text:span><text:span text:style-name="T84">groupId</text:span><text:span text:style-name="T83">&gt;</text:span><text:line-break/><text:span text:style-name="T83"><text:tab/>&lt;</text:span><text:span text:style-name="T84">artifactId</text:span><text:span text:style-name="T83">&gt;flyway-core&lt;/</text:span><text:span text:style-name="T84">artifactId</text:span><text:span text:style-name="T83">&gt;</text:span><text:line-break/><text:span text:style-name="T83">&lt;/</text:span><text:span text:style-name="T84">dependency</text:span><text:span text:style-name="T83">&gt;</text:span></text:p>
      <text:p text:style-name="P5"><text:soft-page-break/></text:p>
      <text:p text:style-name="P5">Além disso, se estiver utilizando o MySQL, é necessário incluir também o flyway-mysql:</text:p>
      <text:p text:style-name="P24"/>
      <text:p text:style-name="P9"><text:span text:style-name="T83">&lt;</text:span><text:span text:style-name="T84">dependency</text:span><text:span text:style-name="T83">&gt;</text:span><text:line-break/><text:span text:style-name="T83"><text:tab/>&lt;</text:span><text:span text:style-name="T84">groupId</text:span><text:span text:style-name="T83">&gt;org.flywaydb&lt;/</text:span><text:span text:style-name="T84">groupId</text:span><text:span text:style-name="T83">&gt;</text:span><text:line-break/><text:span text:style-name="T83"><text:tab/>&lt;</text:span><text:span text:style-name="T84">artifactId</text:span><text:span text:style-name="T83">&gt;flyway-mysql&lt;/</text:span><text:span text:style-name="T84">artifactId</text:span><text:span text:style-name="T83">&gt;</text:span><text:line-break/><text:span text:style-name="T83">&lt;/</text:span><text:span text:style-name="T84">dependency</text:span><text:span text:style-name="T83">&gt;</text:span><text:line-break/></text:p>
      <text:p text:style-name="P8"/>
      <text:p text:style-name="P2">Dentro do projeto Spring, no diretório resources, é necessário ter um subdiretório db e dentro dele um outro chamado migration, onde serão incluidos os scripts. Por exemplo:</text:p>
      <text:p text:style-name="P32"/>
      <text:p text:style-name="P32"><draw:frame draw:style-name="fr1" draw:name="Figura1" text:anchor-type="char" svg:x="0.894cm" svg:y="-0.233cm" svg:width="13.256cm" svg:height="5.027cm" draw:z-index="0"><draw:image xlink:href="Pictures/10000001000001F5000000BE63290A0592CE6E33.png" xlink:type="simple" xlink:show="embed" xlink:actuate="onLoad" draw:mime-type="image/png"/></draw:frame></text:p>
      <text:p text:style-name="P32"/>
      <text:p text:style-name="P32"/>
      <text:p text:style-name="P32"/>
      <text:p text:style-name="P32"/>
      <text:p text:style-name="P32"/>
      <text:p text:style-name="P32"/>
      <text:p text:style-name="P2">Dentro desse arquivo, deve ser colocado exatamente o comando que será executado.<text:span text:style-name="T85">por ex: a criação de uma tabela, um script de dml e etc.</text:span></text:p>
      <text:p text:style-name="P2"><draw:frame draw:style-name="fr1" draw:name="Figura2" text:anchor-type="char" svg:x="0.192cm" svg:y="0.201cm" svg:width="15.187cm" svg:height="8.625cm" draw:z-index="1"><draw:image xlink:href="Pictures/100000010000023E000001467D7DEC790D39074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7"/>
      <text:p text:style-name="P2"><text:span text:style-name="T77">Observe que a nomenclatura do arquivo segue um padrão. Esse padrão é primeiro a letra "V", depois é o número da versão, em seguida underline duas vezes </text:span><text:span text:style-name="Source_20_Text"><text:span text:style-name="T78">__</text:span></text:span><text:span text:style-name="T77">, </text:span><text:span text:style-name="Strong_20_Emphasis"><text:span text:style-name="T67">depois uma descrição do comando e por fim a extensão ".sql": </text:span></text:span><text:span text:style-name="Strong_20_Emphasis"><text:span text:style-name="Source_20_Text"><text:span text:style-name="T71">V{numero}__{nome do comando}.sql</text:span></text:span></text:span><text:span text:style-name="Strong_20_Emphasis"><text:span text:style-name="T67">.</text:span></text:span></text:p>
      <text:p text:style-name="P2"><text:span text:style-name="Strong_20_Emphasis"><text:span text:style-name="T67">Ao executar a aplicação, você observará alguns logs referente às migrations:</text:span></text:span></text:p>
      <text:p text:style-name="P2"><draw:frame draw:style-name="fr1"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73"/></text:span></text:p>
      <text:p text:style-name="P2"><text:span text:style-name="Strong_20_Emphasis"><text:span text:style-name="T73"/></text:span></text:p>
      <text:p text:style-name="P2"><text:span text:style-name="Strong_20_Emphasis"><text:span text:style-name="T67">Na primeira linha ele identifica a string de conexão com o banco de dados;</text:span></text:span></text:p>
      <text:list xml:id="list664266478" text:style-name="L2">
        <text:list-item>
          <text:p text:style-name="P25">Na segunda linha já indica que foi identificada no projeto uma migração válida para ser executada no banco;</text:p>
          <text:p text:style-name="P25"/>
        </text:list-item>
        <text:list-item>
          <text:p text:style-name="P33"><text:span text:style-name="T15">A terceira linha demonstra que foi criado no banco uma tabela chamada </text:span><text:span text:style-name="Source_20_Text"><text:span text:style-name="T27">flyway_schema_history</text:span></text:span><text:span text:style-name="T26"> </text:span><text:span text:style-name="T15">que irá conter o histórico das migrações executadas no banco;</text:span></text:p>
          <text:p text:style-name="P25"/>
        </text:list-item>
        <text:list-item>
          <text:p text:style-name="P25">A quarta linha identifica que o banco estava vazio, não foi executada ainda nenhuma migração;</text:p>
          <text:p text:style-name="P25"/>
        </text:list-item>
        <text:list-item>
          <text:p text:style-name="P33"><text:span text:style-name="T15">A quinta linha executa a migration denominada </text:span><text:span text:style-name="Source_20_Text"><text:span text:style-name="T16">criar_tabela_filmes</text:span></text:span><text:span text:style-name="T15">;</text:span></text:p>
          <text:p text:style-name="P25"/>
        </text:list-item>
        <text:list-item>
          <text:p text:style-name="P26">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oft-page-break/><text:span text:style-name="Strong_20_Emphasis"><text:span text:style-name="Source_20_Text"><text:span text:style-name="T86">select</text:span></text:span></text:span><text:span text:style-name="Strong_20_Emphasis"><text:span text:style-name="Source_20_Text"><text:span text:style-name="T87"> * </text:span></text:span></text:span><text:span text:style-name="Strong_20_Emphasis"><text:span text:style-name="Source_20_Text"><text:span text:style-name="T86">from</text:span></text:span></text:span><text:span text:style-name="Strong_20_Emphasis"><text:span text:style-name="Source_20_Text"><text:span text:style-name="T87"> flyway_schema_history;</text:span></text:span></text:span></text:p>
      <text:p text:style-name="P2"><text:span text:style-name="Strong_20_Emphasis"><text:span text:style-name="T73"/></text:span></text:p>
      <text:p text:style-name="P2"><text:span text:style-name="Strong_20_Emphasis"><text:span text:style-name="T73"/></text:span></text:p>
      <text:p text:style-name="P2"><text:span text:style-name="Strong_20_Emphasis"><text:span text:style-name="T73"/></text:span></text:p>
      <text:p text:style-name="P2"><text:span text:style-name="Strong_20_Emphasis"><text:span text:style-name="T73"/></text:span></text:p>
      <text:p text:style-name="P2"><text:span text:style-name="Strong_20_Emphasis"><text:span text:style-name="T88">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88"/></text:span></text:p>
      <text:p text:style-name="P2"><draw:frame draw:style-name="fr2"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88"/></text:span></text:p>
      <text:p text:style-name="P2"><text:span text:style-name="Strong_20_Emphasis"><text:span text:style-name="T67"/></text:span></text:p>
      <text:h text:style-name="Heading_20_2" text:outline-level="2"><text:bookmark-start text:name="__RefHeading___Toc8938_409592925"/><text:span text:style-name="Strong_20_Emphasis"><text:span text:style-name="T89">Utilizando método oculto </text:span></text:span><text:span text:style-name="Strong_20_Emphasis"><text:span text:style-name="T90">para requisições HTTP com HTML</text:span></text:span><text:bookmark-end text:name="__RefHeading___Toc8938_409592925"/></text:h>
      <text:p text:style-name="P14"><text:span text:style-name="Strong_20_Emphasis"><text:span text:style-name="T21"/></text:span></text:p>
      <text:p text:style-name="P14"><text:span text:style-name="Strong_20_Emphasis"><text:span text:style-name="T21">P</text:span></text:span><text:span text:style-name="Strong_20_Emphasis"><text:span text:style-name="T20">recisaremos implementar a exclusão de filmes, para isso, teremos que enviar uma requisição do tipo DELETE.</text:span></text:span></text:p>
      <text:p text:style-name="P12"><text:span text:style-name="T12">Para que seja possível fazer isso,</text:span><text:span text:style-name="T25">temos que adicionar</text:span><text:span text:style-name="T12"> uma propriedade no arquivo</text:span><text:span text:style-name="T15"> </text:span><text:span text:style-name="Source_20_Text"><text:span text:style-name="T27">application.properties</text:span></text:span><text:span text:style-name="Source_20_Text"><text:span text:style-name="T18">: </text:span></text:span></text:p>
      <text:p text:style-name="P12"><text:span text:style-name="Source_20_Text"><text:span text:style-name="T18"/></text:span></text:p>
      <text:p text:style-name="P3"><text:span text:style-name="Strong_20_Emphasis"><text:span text:style-name="Source_20_Text"><text:span text:style-name="T79">spring.mvc.hiddenmethod.filter.enabled=</text:span></text:span></text:span><text:span text:style-name="Strong_20_Emphasis"><text:span text:style-name="Source_20_Text"><text:span text:style-name="T81">true</text:span></text:span></text:span></text:p>
      <text:p text:style-name="P4"><text:span text:style-name="Strong_20_Emphasis"><text:span text:style-name="T74"/></text:span></text:p>
      <text:p text:style-name="P2"><text:span text:style-name="Strong_20_Emphasis"><text:span text:style-name="T67">O filtro "</text:span></text:span><text:span text:style-name="Strong_20_Emphasis"><text:span text:style-name="T82">spring.mvc.hiddenmethod.filter</text:span></text:span><text:span text:style-name="Strong_20_Emphasis"><text:span text:style-name="T67">",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67"/></text:span></text:p>
      <text:p text:style-name="P22"><text:soft-page-break/><text:span text:style-name="T15">Ao configurar o filtro</text:span></text:p>
      <text:p text:style-name="P22"><text:span text:style-name="T15"/></text:p>
      <text:p text:style-name="P22"><text:span text:style-name="Source_20_Text"><text:span text:style-name="T27">spring.mvc.hiddenmethod.filter.enabled=true</text:span></text:span><text:span text:style-name="T15"> no Spring MVC, ele intercepta as requisições e examina o corpo da requisição em busca desse parâmetro oculto, que normalmente é chamado "</text:span><text:span text:style-name="T26">_method</text:span><text:span text:style-name="T15">".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80">html</text:span> ao utilizar a <text:span text:style-name="T80">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73"/></text:span></text:p>
      <text:h text:style-name="P20" text:outline-level="2"><text:span text:style-name="Strong_20_Emphasis"/></text:h>
      <text:h text:style-name="P18" text:outline-level="2"><text:bookmark-start text:name="__RefHeading___Toc8941_409592925"/><text:span text:style-name="Strong_20_Emphasis">Tipos de Exceções</text:span> verificadas e não verificadas<text:bookmark-end text:name="__RefHeading___Toc8941_409592925"/></text:h>
      <text:p text:style-name="P36"/>
      <text:p text:style-name="P29"><text:span text:style-name="Strong_20_Emphasis"><text:span text:style-name="T67">Em Java, as exceções são divididas em </text:span></text:span><text:span text:style-name="Strong_20_Emphasis"><text:span text:style-name="T78">verificadas (checked)</text:span></text:span><text:span text:style-name="Strong_20_Emphasis"><text:span text:style-name="T67"> e </text:span></text:span><text:span text:style-name="Strong_20_Emphasis"><text:span text:style-name="T78">não verificadas (unchecked)</text:span></text:span><text:span text:style-name="Strong_20_Emphasis"><text:span text:style-name="T67">. A diferença principal está na obrigação de tratamento pelo compilador.</text:span></text:span></text:p>
      <text:h text:style-name="P17" text:outline-level="2"><text:span text:style-name="Strong_20_Emphasis"><text:span text:style-name="T48">Exceções verificadas:</text:span></text:span></text:h>
      <text:p text:style-name="P38"><text:span text:style-name="T38">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57">FileInputStream</text:span></text:span></text:a><text:span text:style-name="T38"> lança </text:span><text:span text:style-name="T40">FileNotFoundException</text:span><text:span text:style-name="T38"> se o arquivo de entrada não existir.</text:span></text:p>
      <text:p text:style-name="P38"><text:span text:style-name="Strong_20_Emphasis"><text:span text:style-name="T33">Java verifica exceções verificadas em tempo de compilação.</text:span></text:span></text:p>
      <text:p text:style-name="P38"><text:span text:style-name="T38">Portanto, devemos usar a palavra-chave </text:span><text:a xlink:type="simple" xlink:href="https://www.baeldung.com/java-throw-throws" text:style-name="Internet_20_link" text:visited-style-name="Visited_20_Internet_20_Link"><text:span text:style-name="Emphasis"><text:span text:style-name="T57">throws</text:span></text:span></text:a><text:span text:style-name="T38"> para declarar uma exceção verificada, </text:span><text:span text:style-name="T39">ou usar um bloco try-catch.</text:span></text:p>
      <text:p text:style-name="P38"><text:span text:style-name="T39">Algumas </text:span><text:a xlink:type="simple" xlink:href="https://www.baeldung.com/java-common-exceptions" text:style-name="Internet_20_link" text:visited-style-name="Visited_20_Internet_20_Link"><text:span text:style-name="T58">exceções verificadas comuns</text:span></text:a><text:span text:style-name="T39"> em Java são </text:span><text:span text:style-name="Emphasis"><text:span text:style-name="T39">IOException</text:span></text:span><text:span text:style-name="T39"> , </text:span><text:span text:style-name="Emphasis"><text:span text:style-name="T39">SQLException</text:span></text:span><text:span text:style-name="T39"> <text:s/>e </text:span><text:span text:style-name="Emphasis"><text:span text:style-name="T39">ParseException</text:span></text:span><text:span text:style-name="T39"> .</text:span></text:p>
      <text:p text:style-name="P38"><text:span text:style-name="T38">A classe </text:span><text:a xlink:type="simple" xlink:href="https://docs.oracle.com/en/java/javase/21/docs/api/java.base/java/lang/Exception.html" text:style-name="Internet_20_link" text:visited-style-name="Visited_20_Internet_20_Link"><text:span text:style-name="Emphasis"><text:span text:style-name="T57">Exception</text:span></text:span></text:a><text:span text:style-name="T38"> é a superclasse de exceções verificadas, então podemos </text:span><text:a xlink:type="simple" xlink:href="https://www.baeldung.com/java-new-custom-exception" text:style-name="Internet_20_link" text:visited-style-name="Visited_20_Internet_20_Link"><text:span text:style-name="T57">criar uma exceção verificada personalizada</text:span></text:a><text:span text:style-name="T38"> estendendo </text:span><text:span text:style-name="Emphasis"><text:span text:style-name="T38">Exception</text:span></text:span><text:span text:style-name="T38"> :</text:span></text:p>
      <text:p text:style-name="P38"><draw:frame draw:style-name="fr1" draw:name="Figura41" text:anchor-type="char" svg:x="0.543cm" svg:y="0.316cm" svg:width="15.228cm" svg:height="11.197cm" draw:z-index="4"><draw:image xlink:href="Pictures/1000000100000255000001B70D0F6700D053C4A6.png" xlink:type="simple" xlink:show="embed" xlink:actuate="onLoad" draw:mime-type="image/png"/></draw:frame><text:span text:style-name="T30"/></text:p>
      <text:p text:style-name="P29"><text:span text:style-name="Strong_20_Emphasis"><text:span text:style-name="T67"/></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h text:style-name="P17" text:outline-level="2"><text:soft-page-break/><text:span text:style-name="Strong_20_Emphasis"><text:span text:style-name="T48">Exceções não verificadas:</text:span></text:span></text:h>
      <text:p text:style-name="P36"><text:span text:style-name="Strong_20_Emphasis"><text:span text:style-name="T48"/></text:span></text:p>
      <text:p text:style-name="P30">Se um programa lança uma exceção não verificada, isso reflete algum erro dentro da lógica do programa.</text:p>
      <text:p text:style-name="P38"><text:span text:style-name="T38">Por exemplo, se dividirmos um número por 0, Java lançará </text:span><text:span text:style-name="Emphasis"><text:span text:style-name="T38">ArithmeticException.</text:span></text:span></text:p>
      <text:p text:style-name="P29"><text:span text:style-name="Strong_20_Emphasis"><text:span text:style-name="T96">Java não verifica exceções não verificadas em tempo de compilação.</text:span></text:span><text:span text:style-name="Strong_20_Emphasis"><text:span text:style-name="T97"> Além disso, não precisamos declarar exceções não verificadas em um método com a palavra-chave </text:span></text:span><text:span text:style-name="Strong_20_Emphasis"><text:span text:style-name="Emphasis"><text:span text:style-name="T98">throws </text:span></text:span></text:span><text:span text:style-name="Strong_20_Emphasis"><text:span text:style-name="T97"><text:s/>. E embora o código acima não tenha erros durante o tempo de compilação, ele lançará </text:span></text:span><text:span text:style-name="Strong_20_Emphasis"><text:span text:style-name="Emphasis"><text:span text:style-name="T98">ArithmeticException</text:span></text:span></text:span><text:span text:style-name="Strong_20_Emphasis"><text:span text:style-name="T97"> em tempo de execução.</text:span></text:span></text:p>
      <text:p text:style-name="P38"><text:span text:style-name="T38">Algumas </text:span><text:a xlink:type="simple" xlink:href="https://www.baeldung.com/java-common-exceptions" text:style-name="Internet_20_link" text:visited-style-name="Visited_20_Internet_20_Link"><text:span text:style-name="T57">exceções comuns não verificadas</text:span></text:a><text:span text:style-name="T38"> em Java são </text:span><text:span text:style-name="Emphasis"><text:span text:style-name="T38">NullPointerException</text:span></text:span><text:span text:style-name="T38"> , </text:span><text:span text:style-name="Emphasis"><text:span text:style-name="T38">ArrayIndexOutOfBoundsException</text:span></text:span><text:span text:style-name="T38"> <text:s/>e </text:span><text:span text:style-name="Emphasis"><text:span text:style-name="T38">IllegalArgumentException</text:span></text:span><text:span text:style-name="T38"> .</text:span></text:p>
      <text:p text:style-name="P38"><text:span text:style-name="T38">A classe </text:span><text:a xlink:type="simple" xlink:href="https://docs.oracle.com/en/java/javase/21/docs/api/java.base/java/lang/RuntimeException.html" text:style-name="Internet_20_link" text:visited-style-name="Visited_20_Internet_20_Link"><text:span text:style-name="Emphasis"><text:span text:style-name="T57">RuntimeException</text:span></text:span></text:a><text:span text:style-name="Emphasis"><text:span text:style-name="T38"> </text:span></text:span><text:span text:style-name="T38">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57">criar uma exceção não verificada personalizada</text:span></text:a><text:span text:style-name="T38"> estendendo </text:span><text:span text:style-name="Emphasis"><text:span text:style-name="T38">RuntimeException</text:span></text:span><text:span text:style-name="T38"> :</text:span></text:p>
      <text:p text:style-name="P29"><text:span text:style-name="Strong_20_Emphasis"><text:span text:style-name="T69"/></text:span></text:p>
      <text:p text:style-name="P29"><draw:frame draw:style-name="fr1"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h text:style-name="P17" text:outline-level="2"><text:bookmark text:name="bd-when"/><text:soft-page-break/><text:span text:style-name="Strong_20_Emphasis"><text:span text:style-name="T48">Quando usar exceções verificadas e exceções não verificadas</text:span></text:span></text:h>
      <text:p text:style-name="P36"><text:span text:style-name="Strong_20_Emphasis"><text:span text:style-name="T28"/></text:span></text:p>
      <text:p text:style-name="P38"><text:span text:style-name="T29">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51">documentação do Oracle Java</text:span></text:a><text:span text:style-name="T29"> fornece orientação sobre quando usar exceções verificadas e exceções não verificadas:</text:span></text:p>
      <text:p text:style-name="P31">“<text:span text:style-name="T93">Se for razoavelmente esperado que um cliente se recupere de uma exceção, torne-a uma exceção verificada. Se um cliente não puder fazer nada para se recuperar da exceção, torne-a uma exceção não verificada.”</text:span></text:p>
      <text:p text:style-name="P29"><text:span text:style-name="Strong_20_Emphasis"><text:span text:style-name="T69"/></text:span></text:p>
      <text:p text:style-name="P29"><draw:frame draw:style-name="fr1"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29"><text:span text:style-name="Strong_20_Emphasis"><text:span text:style-name="T69"/></text:span></text:p>
      <text:p text:style-name="P40"><text:span text:style-name="Strong_20_Emphasis"><text:span text:style-name="T23">Link documentaç</text:span></text:span><text:span text:style-name="Strong_20_Emphasis"><text:span text:style-name="T19">ã</text:span></text:span><text:span text:style-name="Strong_20_Emphasis"><text:span text:style-name="T23">o exceç</text:span></text:span><text:span text:style-name="Strong_20_Emphasis"><text:span text:style-name="T19">ã</text:span></text:span><text:span text:style-name="Strong_20_Emphasis"><text:span text:style-name="T23">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40"/>
      <text:p text:style-name="P41">Ocultando a Stack trace no spring:</text:p>
      <text:p text:style-name="P41"><text:span text:style-name="T12">não é uma boa prática retornar a </text:span><text:span text:style-name="Strong_20_Emphasis"><text:span text:style-name="T14">stack trace</text:span></text:span><text:span text:style-name="T12"> para o usuário que está consumindo nossa API, pois isso expõe detalhes internos da nossa aplicação. Podemos mudar essa configuração no arquivo </text:span><text:span text:style-name="Source_20_Text"><text:span text:style-name="T17">application.properties</text:span></text:span><text:span text:style-name="T24">.</text:span></text:p>
      <text:p text:style-name="P27">Para isso, você deve adicionar a seguinte propriedade:</text:p>
      <text:p text:style-name="Text_20_body"><text:span text:style-name="T76"><text:line-break/></text:span><text:span text:style-name="Source_20_Text"><text:span text:style-name="T62">server.error.include-stacktrace</text:span></text:span><text:span text:style-name="Source_20_Text"><text:span text:style-name="T42">=never</text:span></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3-31T15:40:32.451711664</dc:date>
    <meta:editing-duration>PT3H39M52S</meta:editing-duration>
    <meta:editing-cycles>46</meta:editing-cycles>
    <meta:generator>LibreOffice/7.3.7.2$Linux_X86_64 LibreOffice_project/30$Build-2</meta:generator>
    <meta:document-statistic meta:table-count="0" meta:image-count="7" meta:object-count="0" meta:page-count="9" meta:paragraph-count="72" meta:word-count="1458" meta:character-count="9678" meta:non-whitespace-character-count="8291"/>
  </office:meta>
</office:document-meta>
</file>